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officeooo:rsid="001d6d1d" officeooo:paragraph-rsid="001d6d1d" style:font-weight-asian="bold" style:font-weight-complex="bold"/>
    </style:style>
    <style:style style:name="T1" style:family="text">
      <style:text-properties officeooo:rsid="001917d9"/>
    </style:style>
    <style:style style:name="T2" style:family="text">
      <style:text-properties style:font-name-complex="Liberation Serif"/>
    </style:style>
    <style:style style:name="T3" style:family="text">
      <style:text-properties officeooo:rsid="001917d9" style:font-name-complex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8. TINGKATAN SUNNAH RASUL</text:p>
      <text:p text:style-name="P1"/>
      <text:p text:style-name="P1"/>
      <text:p text:style-name="P1"/>
      <text:p text:style-name="P1"/>
      <text:p text:style-name="P1"/>
      <text:p text:style-name="Text_20_body">4<text:span text:style-name="T1">2. Dari Hassan</text:span> berkata: "Adalah Jibril turun kepada Nabi Muhammad saw. <text:span text:style-name="T1">Dengan mem</text:span>bawa- Sunnah seperti ia turun kepadanya dengan membawa Al-Qur-an, ia <text:span text:style-name="T1">mengaja</text:span>rkan kepada Nabi tentang Sunnah sebagai ia mengajarkan kepadanya tentang <text:span text:style-name="T1">Al-Qur’an.”</text:span></text:p>
      <text:p text:style-name="Text_20_body">(Riwayat Ad-Darimi)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1">43. Dari Abi Hurairah r.a berkata: Rasulullah s.a.w. pernah bersabda: “Sunnah itu -ada- </text:span>dua -macam-: Sunnah di dalam faridhah (wajib) dan Sunnah yang tidak di dalam <text:span text:style-name="T1">daridhah</text:span>. Adapun Sunnah yang di dalam faridhah, pokoknya di dalam Kitab Allah Ta<text:span text:style-name="T1">ala, </text:span>mengambilnya, menjadi petunjuk, meninggalkannya menjadi sesat, dan Sunnah <text:span text:style-name="T1">p</text:span>okoknya bukan hukum dalam kitab Allah Ta'ala, mengambilnya menjadi keutanaan dan meninggalkcnnya tidak berkesalahan."<text:bookmark text:name="docs-internal-guid-e0b16929-29e4-c43a-85ea-d2761e3b4d29"/> memperingatkan dan aku telah melarang beberapa perkara, sesungguhnya semuanya in seperti Al-Quran atau lebih banyak. "</text:p>
      <text:p text:style-name="Text_20_body">(Riwayat Abu Dawud)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><text:bookmark text:name="docs-internal-guid-e0b16929-29e5-0d15-50db-d4a6a7a093f6"/><text:span text:style-name="T2">41. Dari Jabir r.a. berkata Rasulullah sa.w. pernah bersabda : Hampir-hampir salah seorang dari kamu berkata: "Ini Kitab Alla</text:span><text:span text:style-name="T3">h</text:span><text:span text:style-name="T2">, apa-ap</text:span><text:span text:style-name="T3">a,</text:span><text:span text:style-name="T2"> yang ada di dala</text:span><text:span text:style-name="T3">m</text:span><text:span text:style-name="T2">nya yang halal, kami menghalakan</text:span><text:span text:style-name="T3">n</text:span><text:span text:style-name="T2">ya, da</text:span><text:span text:style-name="T3">n</text:span><text:span text:style-name="T2"> apa-apa yang ada di dalamnya <text:s/>yang haram, kami </text:span>mengharamkannya." <text:s/>"Ingatlah, barang siapa yang sampai kepadanya satu hadis dari aku, lalu ia mendustakannya, maka sesungguhnya ia telah mendustakan Allah, dan Rasul-Nya dan orang yang menceritakannya."</text:p>
      <text:p text:style-name="Text_20_body">(Riwayat Ibnu Abdil-Ba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0:34:40.478184733</meta:creation-date>
    <dc:date>2018-03-16T00:49:43.366919727</dc:date>
    <meta:editing-duration>PT2H33M15S</meta:editing-duration>
    <meta:editing-cycles>3</meta:editing-cycles>
    <meta:generator>LibreOffice/6.0.0.3$Linux_X86_64 LibreOffice_project/64a0f66915f38c6217de274f0aa8e15618924765</meta:generator>
    <meta:document-statistic meta:table-count="0" meta:image-count="0" meta:object-count="0" meta:page-count="2" meta:paragraph-count="7" meta:word-count="185" meta:character-count="1337" meta:non-whitespace-character-count="1157"/>
  </office:meta>
</office:document-meta>
</file>